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40.02pt" svg:y="51pt">
            <loext:p draw:notify-on-update-of-ranges="Sheet1.B5:Sheet1.B11 Sheet1.C5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36.13pt" svg:y="331.11pt">
            <loext:p draw:notify-on-update-of-ranges="Sheet1.B28:Sheet1.B36 Sheet1.C28:Sheet1.C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29.39pt" svg:y="331.11pt">
            <loext:p draw:notify-on-update-of-ranges="Sheet1.D28:Sheet1.D36 Sheet1.C28:Sheet1.C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23.92pt" svg:y="40.51pt">
            <loext:p draw:notify-on-update-of-ranges="Sheet1.C4:Sheet1.C4 Sheet1.D5:Sheet1.D11 Sheet1.D4:Sheet1.D4 Sheet1.C5:Sheet1.C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date" office:date-value="2023-10-17" calcext:value-type="date">
            <text:p>10/17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y-mxuteuk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ROP DELAY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wm(%)</text:p>
          </table:table-cell>
          <table:table-cell table:style-name="ce3" office:value-type="string" calcext:value-type="string">
            <text:p>drop (ms)</text:p>
          </table:table-cell>
          <table:table-cell table:style-name="ce3" office:value-type="string" calcext:value-type="string">
            <text:p>Veq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table:formula="of:=[.B5]*0.01*[.D$26]" office:value-type="float" office:value="13.15" calcext:value-type="float">
            <text:p>13.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formula="of:=[.B6]*0.01*[.D$26]" office:value-type="float" office:value="9.8625" calcext:value-type="float">
            <text:p>9.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6.1" calcext:value-type="float">
            <text:p>16.1</text:p>
          </table:table-cell>
          <table:table-cell table:style-name="ce4" table:formula="of:=[.B7]*0.01*[.D$26]" office:value-type="float" office:value="6.575" calcext:value-type="float">
            <text:p>6.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table:formula="of:=[.B8]*0.01*[.D$26]" office:value-type="float" office:value="4.8655" calcext:value-type="float">
            <text:p>4.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office:value-type="float" office:value="11" calcext:value-type="float">
            <text:p>11.0</text:p>
          </table:table-cell>
          <table:table-cell table:style-name="ce4" table:formula="of:=[.B9]*0.01*[.D$26]" office:value-type="float" office:value="3.2875" calcext:value-type="float">
            <text:p>3.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.3" calcext:value-type="float">
            <text:p>8.3</text:p>
          </table:table-cell>
          <table:table-cell table:style-name="ce4" table:formula="of:=[.B10]*0.01*[.D$26]" office:value-type="float" office:value="2.63" calcext:value-type="float">
            <text:p>2.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office:value-type="float" office:value="7.1" calcext:value-type="float">
            <text:p>7.1</text:p>
          </table:table-cell>
          <table:table-cell table:style-name="ce4" table:formula="of:=[.B11]*0.01*[.D$26]" office:value-type="float" office:value="2.367" calcext:value-type="float">
            <text:p>2.4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ULL-IN DELAY</text:p>
          </table:table-cell>
          <table:table-cell/>
          <table:table-cell office:value-type="float" office:value="13.15" calcext:value-type="float">
            <text:p>13.15</text:p>
          </table:table-cell>
        </table:table-row>
        <table:table-row table:style-name="ro1">
          <table:table-cell/>
          <table:table-cell table:style-name="ce3" office:value-type="string" calcext:value-type="string">
            <text:p>pwm(%)</text:p>
          </table:table-cell>
          <table:table-cell table:style-name="ce3" office:value-type="string" calcext:value-type="string">
            <text:p>pull (ms)</text:p>
          </table:table-cell>
          <table:table-cell table:style-name="ce3" office:value-type="string" calcext:value-type="string">
            <text:p>Veq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.5" calcext:value-type="float">
            <text:p>5.5</text:p>
          </table:table-cell>
          <table:table-cell table:style-name="ce4" table:formula="of:=[.B28]*0.01*[.D$26]" office:value-type="float" office:value="13.15" calcext:value-type="float">
            <text:p>13.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7" calcext:value-type="float">
            <text:p>7.0</text:p>
          </table:table-cell>
          <table:table-cell table:style-name="ce4" table:formula="of:=[.B29]*0.01*[.D$26]" office:value-type="float" office:value="11.835" calcext:value-type="float">
            <text:p>11.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8.7" calcext:value-type="float">
            <text:p>8.7</text:p>
          </table:table-cell>
          <table:table-cell table:style-name="ce4" table:formula="of:=[.B30]*0.01*[.D$26]" office:value-type="float" office:value="10.52" calcext:value-type="float">
            <text:p>10.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9.9" calcext:value-type="float">
            <text:p>9.9</text:p>
          </table:table-cell>
          <table:table-cell table:style-name="ce4" table:formula="of:=[.B31]*0.01*[.D$26]" office:value-type="float" office:value="9.8625" calcext:value-type="float">
            <text:p>9.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table:formula="of:=[.B32]*0.01*[.D$26]" office:value-type="float" office:value="9.205" calcext:value-type="float">
            <text:p>9.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table:formula="of:=[.B33]*0.01*[.D$26]" office:value-type="float" office:value="8.5475" calcext:value-type="float">
            <text:p>8.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table:formula="of:=[.B34]*0.01*[.D$26]" office:value-type="float" office:value="8.416" calcext:value-type="float">
            <text:p>8.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table:formula="of:=[.B35]*0.01*[.D$26]" office:value-type="float" office:value="8.2845" calcext:value-type="float">
            <text:p>8.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4" office:value-type="float" office:value="30" calcext:value-type="float">
            <text:p>30.0</text:p>
          </table:table-cell>
          <table:table-cell table:style-name="ce4" table:formula="of:=[.B36]*0.01*[.D$26]" office:value-type="float" office:value="8.153" calcext:value-type="float">
            <text:p>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7T20:32:17.975476775</meta:creation-date>
    <dc:date>2023-10-28T11:40:13.216986866</dc:date>
    <meta:editing-duration>PT3H26M19S</meta:editing-duration>
    <meta:editing-cycles>5</meta:editing-cycles>
    <meta:generator>LibreOffice/5.1.6.2$Linux_X86_64 LibreOffice_project/10m0$Build-2</meta:generator>
    <meta:document-statistic meta:table-count="1" meta:cell-count="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DROP DELAY</text:p>
        </chart:title>
        <chart:legend chart:legend-position="end" svg:x="13.148cm" svg:y="4.201cm" style:legend-expansion="high" chart:style-name="ch3"/>
        <chart:plot-area chart:style-name="ch4" table:cell-range-address="Sheet1.B5:Sheet1.C11" svg:x="1.331cm" svg:y="1.275cm" svg:width="11.497cm" svg:height="6.564cm">
          <chartooo:coordinate-region svg:x="2.058cm" svg:y="1.474cm" svg:width="10.306cm" svg:height="5.718cm"/>
          <chart:axis chart:dimension="x" chart:name="primary-x" chart:style-name="ch5">
            <chart:title svg:x="6.453cm" svg:y="8.019cm" chart:style-name="ch6">
              <text:p>PWM %</text:p>
            </chart:title>
          </chart:axis>
          <chart:axis chart:dimension="y" chart:name="primary-y" chart:style-name="ch7">
            <chart:title svg:x="0.451cm" svg:y="4.826cm" chart:style-name="ch8">
              <text:p>ms</text:p>
            </chart:title>
            <chart:grid chart:style-name="ch9" chart:class="major"/>
          </chart:axis>
          <chart:series chart:style-name="ch10" chart:values-cell-range-address="Sheet1.C5:Sheet1.C11" chart:class="chart:scatter">
            <chart:domain table:cell-range-address="Sheet1.B5:Sheet1.B11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5:Sheet1.B11</svg:desc>
                </draw:g>
              </table:table-cell>
              <table:table-cell office:value-type="float" office:value="18.2">
                <text:p>18.2</text:p>
                <draw:g>
                  <svg:desc>Sheet1.C5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PULL-IN DELAY</text:p>
        </chart:title>
        <chart:legend chart:legend-position="end" svg:x="13.148cm" svg:y="4.201cm" style:legend-expansion="high" chart:style-name="ch3"/>
        <chart:plot-area chart:style-name="ch4" table:cell-range-address="Sheet1.B28:Sheet1.C36" svg:x="1.331cm" svg:y="1.275cm" svg:width="11.497cm" svg:height="6.564cm">
          <chartooo:coordinate-region svg:x="2.243cm" svg:y="1.474cm" svg:width="10.305cm" svg:height="5.718cm"/>
          <chart:axis chart:dimension="x" chart:name="primary-x" chart:style-name="ch5">
            <chart:title svg:x="6.453cm" svg:y="8.019cm" chart:style-name="ch6">
              <text:p>PWM %</text:p>
            </chart:title>
          </chart:axis>
          <chart:axis chart:dimension="y" chart:name="primary-y" chart:style-name="ch7">
            <chart:title svg:x="0.451cm" svg:y="4.826cm" chart:style-name="ch8">
              <text:p>ms</text:p>
            </chart:title>
            <chart:grid chart:style-name="ch9" chart:class="major"/>
          </chart:axis>
          <chart:series chart:style-name="ch10" chart:values-cell-range-address="Sheet1.C28:Sheet1.C36" chart:class="chart:scatter">
            <chart:domain table:cell-range-address="Sheet1.B28:Sheet1.B36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8:Sheet1.B36</svg:desc>
                </draw:g>
              </table:table-cell>
              <table:table-cell office:value-type="float" office:value="5.5">
                <text:p>5.5</text:p>
                <draw:g>
                  <svg:desc>Sheet1.C28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316cm" svg:y="0.316cm" chart:style-name="ch2">
          <text:p>PULL-IN DELAY</text:p>
        </chart:title>
        <chart:legend chart:legend-position="end" svg:x="13.148cm" svg:y="4.201cm" style:legend-expansion="high" chart:style-name="ch3"/>
        <chart:plot-area chart:style-name="ch4" table:cell-range-address="Sheet1.C28:Sheet1.D36" svg:x="1.331cm" svg:y="1.275cm" svg:width="11.497cm" svg:height="6.564cm">
          <chartooo:coordinate-region svg:x="2.243cm" svg:y="1.474cm" svg:width="10.253cm" svg:height="5.718cm"/>
          <chart:axis chart:dimension="x" chart:name="primary-x" chart:style-name="ch5">
            <chart:title svg:x="6.678cm" svg:y="8.019cm" chart:style-name="ch6">
              <text:p>Volt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Sheet1.C28:Sheet1.C36" chart:class="chart:scatter">
            <chart:domain table:cell-range-address="Sheet1.D28:Sheet1.D36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5">
                <text:p>13.15</text:p>
                <draw:g>
                  <svg:desc>Sheet1.D28:Sheet1.D36</svg:desc>
                </draw:g>
              </table:table-cell>
              <table:table-cell office:value-type="float" office:value="5.5">
                <text:p>5.5</text:p>
                <draw:g>
                  <svg:desc>Sheet1.C28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35">
                <text:p>11.8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2">
                <text:p>10.5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625">
                <text:p>9.862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205">
                <text:p>9.20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475">
                <text:p>8.54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16">
                <text:p>8.41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845">
                <text:p>8.284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53">
                <text:p>8.15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DROP DELAY</text:p>
        </chart:title>
        <chart:legend chart:legend-position="end" svg:x="14.074cm" svg:y="4.201cm" style:legend-expansion="high" chart:style-name="ch3"/>
        <chart:plot-area chart:style-name="ch4" table:cell-range-address="Sheet1.C4:Sheet1.D11" chart:data-source-has-labels="row" svg:x="1.331cm" svg:y="1.275cm" svg:width="12.423cm" svg:height="6.564cm">
          <chartooo:coordinate-region svg:x="2.058cm" svg:y="1.474cm" svg:width="11.179cm" svg:height="5.718cm"/>
          <chart:axis chart:dimension="x" chart:name="primary-x" chart:style-name="ch5">
            <chart:title svg:x="7.141cm" svg:y="8.019cm" chart:style-name="ch6">
              <text:p>Volt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Sheet1.C5:Sheet1.C11" chart:label-cell-address="Sheet1.D4:Sheet1.D4" chart:class="chart:scatter">
            <chart:domain table:cell-range-address="Sheet1.D5:Sheet1.D11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eq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5">
                <text:p>13.15</text:p>
                <draw:g>
                  <svg:desc>Sheet1.D5:Sheet1.D11</svg:desc>
                </draw:g>
              </table:table-cell>
              <table:table-cell office:value-type="float" office:value="18.2">
                <text:p>18.2</text:p>
                <draw:g>
                  <svg:desc>Sheet1.C5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625">
                <text:p>9.86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75">
                <text:p>6.57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655">
                <text:p>4.865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875">
                <text:p>3.28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3">
                <text:p>2.6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67">
                <text:p>2.367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